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148b9d"/>
    </style:style>
    <style:style style:name="P2" style:family="paragraph" style:parent-style-name="Preformatted_20_Text">
      <style:text-properties style:font-name="Times" fo:font-size="20pt" officeooo:rsid="001324a3" officeooo:paragraph-rsid="001324a3" style:font-size-asian="20pt" style:font-size-complex="20pt"/>
    </style:style>
    <style:style style:name="P3" style:family="paragraph" style:parent-style-name="Preformatted_20_Text">
      <style:text-properties style:font-name="Times" fo:font-size="12pt" officeooo:rsid="001324a3" officeooo:paragraph-rsid="001324a3" style:font-size-asian="10.5pt" style:font-size-complex="12pt"/>
    </style:style>
    <style:style style:name="P4" style:family="paragraph" style:parent-style-name="Preformatted_20_Text">
      <style:text-properties style:font-name="Times" fo:font-size="12pt" officeooo:rsid="00148b9d" officeooo:paragraph-rsid="00148b9d" style:font-size-asian="10.5pt" style:font-size-complex="12pt"/>
    </style:style>
    <style:style style:name="P5" style:family="paragraph" style:parent-style-name="Preformatted_20_Text">
      <style:text-properties style:font-name="Times" fo:font-size="12pt" officeooo:rsid="001452c0" officeooo:paragraph-rsid="001452c0" style:font-size-asian="10.5pt" style:font-size-complex="12pt"/>
    </style:style>
    <style:style style:name="T1" style:family="text">
      <style:text-properties officeooo:rsid="001452c0"/>
    </style:style>
    <style:style style:name="T2" style:family="text">
      <style:text-properties officeooo:rsid="00148b9d"/>
    </style:style>
    <style:style style:name="T3" style:family="text">
      <style:text-properties fo:font-size="12pt" officeooo:rsid="00148b9d" style:font-size-asian="10.5pt" style:font-size-complex="12pt"/>
    </style:style>
    <style:style style:name="T4" style:family="text">
      <style:text-properties fo:font-size="12pt" style:font-size-asian="12pt" style:font-size-complex="12pt"/>
    </style:style>
    <style:style style:name="T5" style:family="text">
      <style:text-properties fo:font-size="12pt" officeooo:rsid="00148b9d" style:font-size-asian="12pt" style:font-size-complex="12pt"/>
    </style:style>
    <style:style style:name="T6" style:family="text">
      <style:text-properties style:font-name="Times" fo:font-size="12pt" officeooo:rsid="00148b9d" style:font-size-asian="10.5pt" style:font-size-complex="12pt"/>
    </style:style>
    <style:style style:name="T7" style:family="text">
      <style:text-properties style:font-name="Tim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4 – Distance Vector Routing</text:p>
      <text:p text:style-name="P3"><text:line-break/><text:span text:style-name="T2">Sebastian Lindmark – sebli821</text:span></text:p>
      <text:p text:style-name="P4">Andreas Järvelä - andja235</text:p>
      <text:p text:style-name="P2"/>
      <text:p text:style-name="P3"><text:span text:style-name="T1">(I) </text:span>Distance vector routing is about always having the shortest path to a node. Doing this the nodes themselves will send out their shortest paths to the respective neighbours and therefore always making sure that the graph is updated. If a cost is changed we have to re-evaluate our own table to make sure that it is up to date and then send out another update.</text:p>
      <text:p text:style-name="P3"/>
      <text:p text:style-name="P3"><text:span text:style-name="T1">(ii)</text:span> We tested the algorithms simply by running the simulations given from the lab. Comparing the tables printed with the images on the webpage. We had to read up on Poison Reverse and DVR in order to be 100% sure that the algorithm was working.</text:p>
      <text:p text:style-name="P3"/>
      <text:p text:style-name="P3"><text:span text:style-name="T1">(iii) </text:span>Poison reverse may fail if there's a loop with greater than 2 nodes. If a node loses a connection to one of its neighbours(C - D). Another neighbour(A) could say that “I have a path to this node that you just lost a connection to.” without knowing that this connection actually is routing via C.<text:span text:style-name="T2">[1]</text:span></text:p>
      <text:p text:style-name="P3"/>
      <text:p text:style-name="P3">A---B<text:line-break/> | <text:s text:c="4"/>|</text:p>
      <text:p text:style-name="P3"><text:s text:c="2"/>\ <text:s/>/</text:p>
      <text:p text:style-name="P3"><text:s text:c="3"/>C</text:p>
      <text:p text:style-name="P3"><text:s text:c="4"/>|</text:p>
      <text:p text:style-name="P3"><text:s text:c="3"/>D</text:p>
      <text:p text:style-name="P3"/>
      <text:p text:style-name="P5">(iv) A solution to this problem is to make sure every node is updated and the nodes share more information between each other than they do now. C could tell the other nodes that its path to D is invalid. Node B could then react to this and invalidate its path to D via C and so on. This way a node update will spread through the network.</text:p>
      <text:p text:style-name="P5"/>
      <text:p text:style-name="P1"><text:span text:style-name="T6">[1] </text:span><text:span text:style-name="T7">Computer Networking A Top-Down Approach Featuring the Internet James F. Kurose and Keith W. Ro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6T11:11:37.924501085</dc:date>
    <meta:editing-duration>PT30M37S</meta:editing-duration>
    <meta:editing-cycles>4</meta:editing-cycles>
    <meta:generator>LibreOffice/5.0.3.2$Linux_X86_64 LibreOffice_project/00m0$Build-2</meta:generator>
    <meta:document-statistic meta:table-count="0" meta:image-count="0" meta:object-count="0" meta:page-count="1" meta:paragraph-count="13" meta:word-count="272" meta:character-count="1475" meta:non-whitespace-character-count="1196"/>
  </office:meta>
</office:document-meta>
</file>